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text-underline-style="solid" style:text-underline-width="auto" style:text-underline-color="font-color"/>
    </style:style>
    <style:style style:name="P3" style:family="paragraph" style:parent-style-name="Standard">
      <style:text-properties officeooo:rsid="00102331" officeooo:paragraph-rsid="00102331"/>
    </style:style>
    <style:style style:name="P4" style:family="paragraph" style:parent-style-name="Standard" style:master-page-name="Standard">
      <style:paragraph-properties style:page-number="auto"/>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style:font-name-complex="F"/>
    </style:style>
    <style:style style:name="T4" style:family="text">
      <style:text-properties fo:language="es" fo:country="ES" officeooo:rsid="0037a698" style:font-name-complex="F"/>
    </style:style>
    <style:style style:name="T5" style:family="text">
      <style:text-properties fo:language="es" fo:country="ES" officeooo:rsid="0056e4f6" style:font-name-complex="F"/>
    </style:style>
    <style:style style:name="T6" style:family="text">
      <style:text-properties fo:language="es" fo:country="ES" officeooo:rsid="00102331"/>
    </style:style>
    <style:style style:name="T7" style:family="text">
      <style:text-properties fo:language="es" fo:country="ES" officeooo:rsid="00821158"/>
    </style:style>
    <style:style style:name="T8" style:family="text">
      <style:text-properties fo:language="es" fo:country="ES" officeooo:rsid="008258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Descripción y justificación en la implementación del estado</text:span></text:p>
      <text:p text:style-name="Standard"><text:span text:style-name="T1">Para la representación del estado para este problema teníamos dos actores principales, los clientes y las centrales. La principal información que necesitábamos “pasar” de un estado a su sucesor era la asignación de los clientes a centrales. Es decir, que clientes están en cada central, o en qué central está cada cliente. Optamos por esta segunda opción, representando a partir de un vector solución, donde cada índice representa un cliente y cada valor la central a la cual está asignado (o un valor para decir que no está asignado a ninguna central). (v[id_cliente] =id_central). <text:s/></text:span></text:p>
      <text:p text:style-name="Standard"><text:span text:style-name="T1">Dada esta representación teníamos que lidiar con la problemática de cómo controlar la producción de cada central, para no asignar más demanda de lo que la central puede producir. Para eso usamos un segundo vector, donde cada índice representaba una central y cada valor la producción que le queda a la central. De esta manera tenemos una manera sencilla, fácil de consultar y que ocupa poca memoria para tener controlada la demanda-producción de cada central.</text:span></text:p>
      <text:p text:style-name="Standard"><text:span text:style-name="T1"><text:s/>Por lo tanto, siendo C el nº de centrales y L en nº de clientes, el tamaño de cada estado es C + L (teniendo en cuenta que C es de tipo double y L de tipo integer). Lo cual es un tamaño suficientemente reducido, pero a la vez informativo para la resolución de este problema. Otras representaciones del estado supondrían un gasto de memoria mucho más alto, o una complejidad de computación posterior mucho mayor (por ejemplo, tener que recorrer todos los clientes para ver la demanda de producción que hay en una central).</text:span></text:p>
      <text:p text:style-name="P1"/>
      <text:p text:style-name="Standard"><text:span text:style-name="T2">Descripción y justificación de los operadores</text:span></text:p>
      <text:p text:style-name="Standard"><text:span text:style-name="T1">La decisión de qué operadores usar viene muy ligada a la de la estrategia de la solución inicial. Como explicaremos en el siguiente punto, teníamos dos posibles soluciones iniciales, una que implicara asignar al máximo de clientes y otra donde solo asignáramos a los clientes con consumo garantizado. Por ello pensamos en dos posibles operadores, uno de mover y otro para hacer “swap”. </text:span></text:p>
      <text:p text:style-name="Standard"><text:span text:style-name="T1">El primero consiste en mover un cliente I a una central J, siempre y cuando en esa central J la </text:span><text:span text:style-name="T6">nueva </text:span><text:span text:style-name="T1">demanda no supere su producción. <text:s/>El cliente I, no tiene por qué estar asignado a una central antes de moverlo, pero la central J sí tiene que existir, es decir, que nunca moveremos a un cliente si eso supone quitar-le el suministro de electricidad. Esto supone que, teniendo en cuenta que la solución inicial siempre da suministro a los clientes con consumo garantizado, nunca se les quite el consumo, y por lo tanto, siempre estemos dentro un espacio de soluciones válidas. </text:span></text:p>
      <text:p text:style-name="Standard"><text:span text:style-name="T1">El segundo operador consiste en hacer un swap entre clientes, es decir, siendo dos clientes I y J, asignar al cliente I la central donde estaba J, i a J la </text:span><text:soft-page-break/><text:span text:style-name="T1">central donde estaba I. Para implementar este operador, y seguir estando dentro de una solución válida tenemos que vigilar no hacer un swap entre un cliente garantizado y un cliente no asignado a una central. </text:span><text:span text:style-name="T6">Tampoco haremos un swap entre dos clientes no asignados, ya que no se consigue nada con ello. </text:span></text:p>
      <text:p text:style-name="P3"><text:span text:style-name="T1">En ambos operadores, comprobaremos las distancias de cada cliente a su nueva central, si esta distancia es superior a la distancia a su anterior central no se producirá el movimiento o el intercambio de centrales (en este caso ambos clientes tienen que acabar en una central más cercana a su anterior). </text:span></text:p>
      <text:p text:style-name="P3">Finalmente, y como veremos en el experimento 1, escogimos usar ambos operadores conjuntamente. Al usar ambos operadores, aun habiendo un aumento importante en el tiempo de ejecución, se consiguen unos mayores beneficios respecto a usar solamente uno de los dos.</text:p>
      <text:p text:style-name="P1"/>
      <text:p text:style-name="Standard"><text:span text:style-name="T2">Descripción y justificación de la estrategia para la solución inicial</text:span></text:p>
      <text:p text:style-name="Standard"><text:span text:style-name="T1">Para la realización de la solución inicial planteamos principalmente </text:span><text:span text:style-name="T7">2</text:span><text:span text:style-name="T1"> estrategias. Una consistía en asignar al máximo de clientes, llenando cada central lo máximo posible. <text:s/>Nuestra </text:span><text:span text:style-name="T7">otra</text:span><text:span text:style-name="T1"> estrategia consist</text:span><text:span text:style-name="T7">e</text:span><text:span text:style-name="T1"> en asignar </text:span><text:span text:style-name="T7">a los clientes garantizados de manera homogénea entre todas las centrales, y llenar las centrales hasta el 50% de su capacidad con los clientes no garantizados. </text:span></text:p>
      <text:p text:style-name="Standard"><text:span text:style-name="T1">La primera de nuestras soluciones asignaba primero a los clientes garantizados. Esto se hacía recorriendo el vector de clientes, y si este tenía un contrato garantizado se le asignaba a una central, si esa central había llegado a su máximo de demanda, se le asignaba a la siguiente, y nunca tiramos hacia atrás en las centrales. Una vez asignados todos los clientes garantizados se procedía a asignar de igual manera al máximo posible de clientes no garantizados. Esta solución inicial tiene como ventaja que asignamos al máximo número de clientes posibles, y por lo tanto, le damos menos “trabajo” al algoritmo ya que este principalmente se encargara de intentar meter a los clientes que no han sido asignados a ninguna central y mover entre centrales para aprovechar lo mejor posible los espacios de demanda pequeños. Como desventaja tiene que es fácil que esta solución sea una meseta o esté cerca de un máximo local, ya que deja poco espacio de maniobra para el algoritmo. </text:span></text:p>
      <text:p text:style-name="Standard"><text:span text:style-name="T7">N</text:span><text:span text:style-name="T1">uestra </text:span><text:span text:style-name="T7">segunda</text:span><text:span text:style-name="T1"> solución </text:span><text:span text:style-name="T6">asignaba a los clientes garantizados según su consumo (primero se asigna a los que consumen mas) y se hace de manera que se repartan de manera homogénea entre todas las centrales posibles. Después, y de manera secuencial, se van asignando el resto de clientes en las diferentes centrales, siempre que estas estén con una demanda inferior al 50% de producción de la central. </text:span><text:span text:style-name="T8">Esta solución tiene como ventaja que en un principio se abren todas las centrales y se llenan al 50% de su capacidad </text:span><text:soft-page-break/><text:span text:style-name="T8">(si no se ha llenado mas con un cliente garantizado) dando un amplio espacio de maniobra al algoritmo.</text:span></text:p>
      <text:p text:style-name="P2"/>
      <text:p text:style-name="Standard"><text:span text:style-name="T2">Descripción y justificación de la función heurística</text:span></text:p>
      <text:p text:style-name="P3"><text:span text:style-name="T3">Para el cálculo de la función heurística miramos que era lo más importante para obtener unos mayores beneficios. Para tener unos mayores beneficios lo que más nos importa es asignar al máximo número de clientes(para maximizar los ingresos) y tener el mínimo posible de centrales abiertas(para minimizar los costes). </text:span><text:span text:style-name="T4">Tam</text:span><text:span text:style-name="T5">bién queremos llenar al máximo nuestras centrales, para que así nos quepan más clientes. Con nuestro heurístico, dando peso a las diferentes variables hemos plasmado esta idea, penalizando mucho cada cliente no asignado, beneficiando mucho por cada central cerrada (ya que con nuestra solución inicial las abrimos todas), y finalmente beneficiando que cada central esté lo mas llena posible. </text:span></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a" fo:country="E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ca" fo:country="E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meta:initial-creator>
    <meta:editing-cycles>18</meta:editing-cycles>
    <meta:creation-date>2018-10-14T15:17:00</meta:creation-date>
    <dc:date>2018-10-19T13:11:59.231931468</dc:date>
    <meta:editing-duration>PT13M34S</meta:editing-duration>
    <meta:generator>LibreOffice/4.2.8.2$Linux_X86_64 LibreOffice_project/420m0$Build-2</meta:generator>
    <meta:document-statistic meta:table-count="0" meta:image-count="0" meta:object-count="0" meta:page-count="3" meta:paragraph-count="16" meta:word-count="1069" meta:character-count="6462" meta:non-whitespace-character-count="53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